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Malcolm Brogdon <text:s/></text:p>
          </table:table-cell>
          <table:table-cell office:value-type="string" calcext:value-type="string">
            <text:p><text:s/>IND <text:s text:c="7"/></text:p>
          </table:table-cell>
          <table:table-cell office:value-type="float" office:value="1.0999348315747" calcext:value-type="float">
            <text:p>1.0999348315747</text:p>
          </table:table-cell>
          <table:table-cell office:value-type="float" office:value="42.9" calcext:value-type="float">
            <text:p>42.9</text:p>
          </table:table-cell>
          <table:table-cell office:value-type="float" office:value="9000" calcext:value-type="float">
            <text:p>9000</text:p>
          </table:table-cell>
          <table:table-cell table:formula="of:=[.D2]*10000/[.F2]" office:value-type="float" office:value="1.22214981286077" calcext:value-type="float">
            <text:p>1.22214981286077</text:p>
          </table:table-cell>
          <table:table-cell table:style-name="ce2" table:formula="of:=[.D2]*[.E2]" office:value-type="float" office:value="47.1872042745545" calcext:value-type="float">
            <text:p>47.1872042745545</text:p>
          </table:table-cell>
          <table:table-cell table:formula="of:=[.H2]*1.5" office:value-type="float" office:value="70.7808064118318" calcext:value-type="float">
            <text:p>70.7808064118318</text:p>
          </table:table-cell>
          <table:table-cell table:formula="of:=1000*[.H2]/[.F2]" office:value-type="float" office:value="5.24302269717273" calcext:value-type="float">
            <text:p>5.24302269717273</text:p>
          </table:table-cell>
          <table:table-cell table:formula="of:=TRIM([.C2])" office:value-type="string" office:string-value="IND" calcext:value-type="string">
            <text:p>IND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T.J. McConnell <text:s text:c="2"/></text:p>
          </table:table-cell>
          <table:table-cell office:value-type="string" calcext:value-type="string">
            <text:p><text:s/>IND <text:s text:c="7"/></text:p>
          </table:table-cell>
          <table:table-cell office:value-type="float" office:value="0.972009248492864" calcext:value-type="float">
            <text:p>0.972009248492864</text:p>
          </table:table-cell>
          <table:table-cell office:value-type="float" office:value="4.67" calcext:value-type="float">
            <text:p>4.67</text:p>
          </table:table-cell>
          <table:table-cell office:value-type="float" office:value="2200" calcext:value-type="float">
            <text:p>2200</text:p>
          </table:table-cell>
          <table:table-cell table:formula="of:=[.D3]*10000/[.F3]" office:value-type="float" office:value="4.41822385678575" calcext:value-type="float">
            <text:p>4.41822385678575</text:p>
          </table:table-cell>
          <table:table-cell table:formula="of:=[.D3]*[.E3]" office:value-type="float" office:value="4.53928319046168" calcext:value-type="float">
            <text:p>4.53928319046168</text:p>
          </table:table-cell>
          <table:table-cell table:formula="of:=[.H3]*1.5" office:value-type="float" office:value="6.80892478569251" calcext:value-type="float">
            <text:p>6.80892478569251</text:p>
          </table:table-cell>
          <table:table-cell table:formula="of:=1000*[.H3]/[.F3]" office:value-type="float" office:value="2.06331054111894" calcext:value-type="float">
            <text:p>2.06331054111894</text:p>
          </table:table-cell>
          <table:table-cell table:formula="of:=TRIM([.C3])" office:value-type="string" office:string-value="IND" calcext:value-type="string">
            <text:p>IND</text:p>
          </table:table-cell>
          <table:table-cell office:value-type="float" office:value="15.42" calcext:value-type="float">
            <text:p>15.42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Myles Turner <text:s text:c="4"/></text:p>
          </table:table-cell>
          <table:table-cell office:value-type="string" calcext:value-type="string">
            <text:p><text:s/>IND <text:s text:c="7"/></text:p>
          </table:table-cell>
          <table:table-cell office:value-type="float" office:value="0.943468002904622" calcext:value-type="float">
            <text:p>0.943468002904622</text:p>
          </table:table-cell>
          <table:table-cell office:value-type="float" office:value="38.07" calcext:value-type="float">
            <text:p>38.07</text:p>
          </table:table-cell>
          <table:table-cell office:value-type="float" office:value="8600" calcext:value-type="float">
            <text:p>8600</text:p>
          </table:table-cell>
          <table:table-cell table:formula="of:=[.D4]*10000/[.F4]" office:value-type="float" office:value="1.09705581733096" calcext:value-type="float">
            <text:p>1.09705581733096</text:p>
          </table:table-cell>
          <table:table-cell table:formula="of:=[.D4]*[.E4]" office:value-type="float" office:value="35.917826870579" calcext:value-type="float">
            <text:p>35.917826870579</text:p>
          </table:table-cell>
          <table:table-cell table:formula="of:=[.H4]*1.5" office:value-type="float" office:value="53.8767403058684" calcext:value-type="float">
            <text:p>53.8767403058684</text:p>
          </table:table-cell>
          <table:table-cell table:formula="of:=1000*[.H4]/[.F4]" office:value-type="float" office:value="4.17649149657895" calcext:value-type="float">
            <text:p>4.17649149657895</text:p>
          </table:table-cell>
          <table:table-cell table:formula="of:=TRIM([.C4])" office:value-type="string" office:string-value="IND" calcext:value-type="string">
            <text:p>IND</text:p>
          </table:table-cell>
          <table:table-cell office:value-type="float" office:value="16.05" calcext:value-type="float">
            <text:p>16.05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T.J. Warren <text:s text:c="5"/></text:p>
          </table:table-cell>
          <table:table-cell office:value-type="string" calcext:value-type="string">
            <text:p><text:s/>IND <text:s text:c="7"/></text:p>
          </table:table-cell>
          <table:table-cell office:value-type="float" office:value="0.91133635141032" calcext:value-type="float">
            <text:p>0.91133635141032</text:p>
          </table:table-cell>
          <table:table-cell office:value-type="float" office:value="40.37" calcext:value-type="float">
            <text:p>40.37</text:p>
          </table:table-cell>
          <table:table-cell office:value-type="float" office:value="9800" calcext:value-type="float">
            <text:p>9800</text:p>
          </table:table-cell>
          <table:table-cell table:formula="of:=[.D5]*10000/[.F5]" office:value-type="float" office:value="0.929935052459511" calcext:value-type="float">
            <text:p>0.929935052459511</text:p>
          </table:table-cell>
          <table:table-cell table:formula="of:=[.D5]*[.E5]" office:value-type="float" office:value="36.7906485064346" calcext:value-type="float">
            <text:p>36.7906485064346</text:p>
          </table:table-cell>
          <table:table-cell table:formula="of:=[.H5]*1.5" office:value-type="float" office:value="55.185972759652" calcext:value-type="float">
            <text:p>55.185972759652</text:p>
          </table:table-cell>
          <table:table-cell table:formula="of:=1000*[.H5]/[.F5]" office:value-type="float" office:value="3.75414780677904" calcext:value-type="float">
            <text:p>3.75414780677904</text:p>
          </table:table-cell>
          <table:table-cell table:formula="of:=TRIM([.C5])" office:value-type="string" office:string-value="IND" calcext:value-type="string">
            <text:p>IND</text:p>
          </table:table-cell>
          <table:table-cell office:value-type="float" office:value="20.32" calcext:value-type="float">
            <text:p>20.32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Victor Oladipo <text:s text:c="2"/></text:p>
          </table:table-cell>
          <table:table-cell office:value-type="string" calcext:value-type="string">
            <text:p><text:s/>IND <text:s text:c="7"/></text:p>
          </table:table-cell>
          <table:table-cell office:value-type="float" office:value="0.896297434631989" calcext:value-type="float">
            <text:p>0.896297434631989</text:p>
          </table:table-cell>
          <table:table-cell office:value-type="float" office:value="33.82" calcext:value-type="float">
            <text:p>33.82</text:p>
          </table:table-cell>
          <table:table-cell office:value-type="float" office:value="7400" calcext:value-type="float">
            <text:p>7400</text:p>
          </table:table-cell>
          <table:table-cell table:formula="of:=[.D6]*10000/[.F6]" office:value-type="float" office:value="1.21121274950269" calcext:value-type="float">
            <text:p>1.21121274950269</text:p>
          </table:table-cell>
          <table:table-cell table:style-name="ce2" table:formula="of:=[.D6]*[.E6]" office:value-type="float" office:value="30.3127792392539" calcext:value-type="float">
            <text:p>30.3127792392539</text:p>
          </table:table-cell>
          <table:table-cell table:formula="of:=[.H6]*1.5" office:value-type="float" office:value="45.4691688588808" calcext:value-type="float">
            <text:p>45.4691688588808</text:p>
          </table:table-cell>
          <table:table-cell table:formula="of:=1000*[.H6]/[.F6]" office:value-type="float" office:value="4.09632151881809" calcext:value-type="float">
            <text:p>4.09632151881809</text:p>
          </table:table-cell>
          <table:table-cell table:formula="of:=TRIM([.C6])" office:value-type="string" office:string-value="IND" calcext:value-type="string">
            <text:p>IND</text:p>
          </table:table-cell>
          <table:table-cell office:value-type="float" office:value="21.88" calcext:value-type="float">
            <text:p>21.88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Aaron Holiday <text:s text:c="3"/></text:p>
          </table:table-cell>
          <table:table-cell office:value-type="string" calcext:value-type="string">
            <text:p><text:s/>IND <text:s text:c="7"/></text:p>
          </table:table-cell>
          <table:table-cell office:value-type="float" office:value="0.797157135627925" calcext:value-type="float">
            <text:p>0.797157135627925</text:p>
          </table:table-cell>
          <table:table-cell office:value-type="float" office:value="22.17" calcext:value-type="float">
            <text:p>22.17</text:p>
          </table:table-cell>
          <table:table-cell office:value-type="float" office:value="4400" calcext:value-type="float">
            <text:p>4400</text:p>
          </table:table-cell>
          <table:table-cell table:formula="of:=[.D7]*10000/[.F7]" office:value-type="float" office:value="1.81172076279074" calcext:value-type="float">
            <text:p>1.81172076279074</text:p>
          </table:table-cell>
          <table:table-cell table:formula="of:=[.D7]*[.E7]" office:value-type="float" office:value="17.6729736968711" calcext:value-type="float">
            <text:p>17.6729736968711</text:p>
          </table:table-cell>
          <table:table-cell table:formula="of:=[.H7]*1.5" office:value-type="float" office:value="26.5094605453066" calcext:value-type="float">
            <text:p>26.5094605453066</text:p>
          </table:table-cell>
          <table:table-cell table:formula="of:=1000*[.H7]/[.F7]" office:value-type="float" office:value="4.01658493110707" calcext:value-type="float">
            <text:p>4.01658493110707</text:p>
          </table:table-cell>
          <table:table-cell table:formula="of:=TRIM([.C7])" office:value-type="string" office:string-value="IND" calcext:value-type="string">
            <text:p>IND</text:p>
          </table:table-cell>
          <table:table-cell office:value-type="float" office:value="37.03" calcext:value-type="float">
            <text:p>37.03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Doug McDermott <text:s text:c="2"/></text:p>
          </table:table-cell>
          <table:table-cell office:value-type="string" calcext:value-type="string">
            <text:p><text:s/>IND <text:s text:c="7"/></text:p>
          </table:table-cell>
          <table:table-cell office:value-type="float" office:value="0.786100676371771" calcext:value-type="float">
            <text:p>0.786100676371771</text:p>
          </table:table-cell>
          <table:table-cell office:value-type="float" office:value="15.78" calcext:value-type="float">
            <text:p>15.78</text:p>
          </table:table-cell>
          <table:table-cell office:value-type="float" office:value="2800" calcext:value-type="float">
            <text:p>2800</text:p>
          </table:table-cell>
          <table:table-cell table:formula="of:=[.D8]*10000/[.F8]" office:value-type="float" office:value="2.80750241561347" calcext:value-type="float">
            <text:p>2.80750241561347</text:p>
          </table:table-cell>
          <table:table-cell table:formula="of:=[.D8]*[.E8]" office:value-type="float" office:value="12.4046686731466" calcext:value-type="float">
            <text:p>12.4046686731466</text:p>
          </table:table-cell>
          <table:table-cell table:formula="of:=[.H8]*1.5" office:value-type="float" office:value="18.6070030097198" calcext:value-type="float">
            <text:p>18.6070030097198</text:p>
          </table:table-cell>
          <table:table-cell table:formula="of:=1000*[.H8]/[.F8]" office:value-type="float" office:value="4.43023881183806" calcext:value-type="float">
            <text:p>4.43023881183806</text:p>
          </table:table-cell>
          <table:table-cell table:formula="of:=TRIM([.C8])" office:value-type="string" office:string-value="IND" calcext:value-type="string">
            <text:p>IND</text:p>
          </table:table-cell>
          <table:table-cell office:value-type="float" office:value="23.85" calcext:value-type="float">
            <text:p>23.85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JaKarr Sampson <text:s text:c="2"/></text:p>
          </table:table-cell>
          <table:table-cell office:value-type="string" calcext:value-type="string">
            <text:p><text:s/>IND <text:s text:c="7"/></text:p>
          </table:table-cell>
          <table:table-cell office:value-type="float" office:value="0.747480894596786" calcext:value-type="float">
            <text:p>0.747480894596786</text:p>
          </table:table-cell>
          <table:table-cell office:value-type="float" office:value="9.93" calcext:value-type="float">
            <text:p>9.93</text:p>
          </table:table-cell>
          <table:table-cell office:value-type="float" office:value="3200" calcext:value-type="float">
            <text:p>3200</text:p>
          </table:table-cell>
          <table:table-cell table:formula="of:=[.D9]*10000/[.F9]" office:value-type="float" office:value="2.33587779561496" calcext:value-type="float">
            <text:p>2.33587779561496</text:p>
          </table:table-cell>
          <table:table-cell table:formula="of:=[.D9]*[.E9]" office:value-type="float" office:value="7.42248528334608" calcext:value-type="float">
            <text:p>7.42248528334608</text:p>
          </table:table-cell>
          <table:table-cell table:formula="of:=[.H9]*1.5" office:value-type="float" office:value="11.1337279250191" calcext:value-type="float">
            <text:p>11.1337279250191</text:p>
          </table:table-cell>
          <table:table-cell table:formula="of:=1000*[.H9]/[.F9]" office:value-type="float" office:value="2.31952665104565" calcext:value-type="float">
            <text:p>2.31952665104565</text:p>
          </table:table-cell>
          <table:table-cell table:formula="of:=TRIM([.C9])" office:value-type="string" office:string-value="IND" calcext:value-type="string">
            <text:p>IND</text:p>
          </table:table-cell>
          <table:table-cell office:value-type="float" office:value="16.32" calcext:value-type="float">
            <text:p>16.32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Justin Holiday <text:s text:c="2"/></text:p>
          </table:table-cell>
          <table:table-cell office:value-type="string" calcext:value-type="string">
            <text:p><text:s/>IND <text:s text:c="7"/></text:p>
          </table:table-cell>
          <table:table-cell office:value-type="float" office:value="0.743501346471602" calcext:value-type="float">
            <text:p>0.743501346471602</text:p>
          </table:table-cell>
          <table:table-cell office:value-type="float" office:value="32.3" calcext:value-type="float">
            <text:p>32.3</text:p>
          </table:table-cell>
          <table:table-cell office:value-type="float" office:value="4800" calcext:value-type="float">
            <text:p>4800</text:p>
          </table:table-cell>
          <table:table-cell table:formula="of:=[.D10]*10000/[.F10]" office:value-type="float" office:value="1.5489611384825" calcext:value-type="float">
            <text:p>1.5489611384825</text:p>
          </table:table-cell>
          <table:table-cell table:formula="of:=[.D10]*[.E10]" office:value-type="float" office:value="24.0150934910327" calcext:value-type="float">
            <text:p>24.0150934910327</text:p>
          </table:table-cell>
          <table:table-cell table:formula="of:=[.H10]*1.5" office:value-type="float" office:value="36.0226402365491" calcext:value-type="float">
            <text:p>36.0226402365491</text:p>
          </table:table-cell>
          <table:table-cell table:formula="of:=1000*[.H10]/[.F10]" office:value-type="float" office:value="5.00314447729849" calcext:value-type="float">
            <text:p>5.00314447729849</text:p>
          </table:table-cell>
          <table:table-cell table:formula="of:=TRIM([.C10])" office:value-type="string" office:string-value="IND" calcext:value-type="string">
            <text:p>IND</text:p>
          </table:table-cell>
          <table:table-cell office:value-type="float" office:value="28.55" calcext:value-type="float">
            <text:p>28.55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Jimmy Butler <text:s text:c="4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1.22016446041354" calcext:value-type="float">
            <text:p>1.22016446041354</text:p>
          </table:table-cell>
          <table:table-cell office:value-type="float" office:value="36.85" calcext:value-type="float">
            <text:p>36.85</text:p>
          </table:table-cell>
          <table:table-cell office:value-type="float" office:value="10200" calcext:value-type="float">
            <text:p>10200</text:p>
          </table:table-cell>
          <table:table-cell table:formula="of:=[.D11]*10000/[.F11]" office:value-type="float" office:value="1.1962396670721" calcext:value-type="float">
            <text:p>1.1962396670721</text:p>
          </table:table-cell>
          <table:table-cell table:style-name="ce2" table:formula="of:=[.D11]*[.E11]" office:value-type="float" office:value="44.9630603662391" calcext:value-type="float">
            <text:p>44.9630603662391</text:p>
          </table:table-cell>
          <table:table-cell table:formula="of:=[.H11]*1.5" office:value-type="float" office:value="67.4445905493587" calcext:value-type="float">
            <text:p>67.4445905493587</text:p>
          </table:table-cell>
          <table:table-cell table:formula="of:=1000*[.H11]/[.F11]" office:value-type="float" office:value="4.4081431731607" calcext:value-type="float">
            <text:p>4.4081431731607</text:p>
          </table:table-cell>
          <table:table-cell table:formula="of:=TRIM([.C11])" office:value-type="string" office:string-value="MIA" calcext:value-type="string">
            <text:p>MIA</text:p>
          </table:table-cell>
          <table:table-cell office:value-type="float" office:value="23.37" calcext:value-type="float">
            <text:p>23.37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Bam Adebayo <text:s text:c="5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1.18285450224006" calcext:value-type="float">
            <text:p>1.18285450224006</text:p>
          </table:table-cell>
          <table:table-cell office:value-type="float" office:value="33.48" calcext:value-type="float">
            <text:p>33.48</text:p>
          </table:table-cell>
          <table:table-cell office:value-type="float" office:value="9400" calcext:value-type="float">
            <text:p>9400</text:p>
          </table:table-cell>
          <table:table-cell table:formula="of:=[.D12]*10000/[.F12]" office:value-type="float" office:value="1.25835585344687" calcext:value-type="float">
            <text:p>1.25835585344687</text:p>
          </table:table-cell>
          <table:table-cell table:formula="of:=[.D12]*[.E12]" office:value-type="float" office:value="39.6019687349971" calcext:value-type="float">
            <text:p>39.6019687349971</text:p>
          </table:table-cell>
          <table:table-cell table:formula="of:=[.H12]*1.5" office:value-type="float" office:value="59.4029531024956" calcext:value-type="float">
            <text:p>59.4029531024956</text:p>
          </table:table-cell>
          <table:table-cell table:formula="of:=1000*[.H12]/[.F12]" office:value-type="float" office:value="4.21297539734011" calcext:value-type="float">
            <text:p>4.21297539734011</text:p>
          </table:table-cell>
          <table:table-cell table:formula="of:=TRIM([.C12])" office:value-type="string" office:string-value="MIA" calcext:value-type="string">
            <text:p>MIA</text:p>
          </table:table-cell>
          <table:table-cell office:value-type="float" office:value="24.52" calcext:value-type="float">
            <text:p>24.52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Goran Dragić <text:s text:c="4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1.04293470943579" calcext:value-type="float">
            <text:p>1.04293470943579</text:p>
          </table:table-cell>
          <table:table-cell office:value-type="float" office:value="35.58" calcext:value-type="float">
            <text:p>35.58</text:p>
          </table:table-cell>
          <table:table-cell office:value-type="float" office:value="8000" calcext:value-type="float">
            <text:p>8000</text:p>
          </table:table-cell>
          <table:table-cell table:formula="of:=[.D13]*10000/[.F13]" office:value-type="float" office:value="1.30366838679473" calcext:value-type="float">
            <text:p>1.30366838679473</text:p>
          </table:table-cell>
          <table:table-cell table:formula="of:=[.D13]*[.E13]" office:value-type="float" office:value="37.1076169617253" calcext:value-type="float">
            <text:p>37.1076169617253</text:p>
          </table:table-cell>
          <table:table-cell table:formula="of:=[.H13]*1.5" office:value-type="float" office:value="55.6614254425879" calcext:value-type="float">
            <text:p>55.6614254425879</text:p>
          </table:table-cell>
          <table:table-cell table:formula="of:=1000*[.H13]/[.F13]" office:value-type="float" office:value="4.63845212021566" calcext:value-type="float">
            <text:p>4.63845212021566</text:p>
          </table:table-cell>
          <table:table-cell table:formula="of:=TRIM([.C13])" office:value-type="string" office:string-value="MIA" calcext:value-type="string">
            <text:p>MIA</text:p>
          </table:table-cell>
          <table:table-cell office:value-type="float" office:value="27.53" calcext:value-type="float">
            <text:p>27.53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Kelly Olynyk <text:s text:c="4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929577709947957" calcext:value-type="float">
            <text:p>0.929577709947957</text:p>
          </table:table-cell>
          <table:table-cell office:value-type="float" office:value="13.53" calcext:value-type="float">
            <text:p>13.53</text:p>
          </table:table-cell>
          <table:table-cell office:value-type="float" office:value="4000" calcext:value-type="float">
            <text:p>4000</text:p>
          </table:table-cell>
          <table:table-cell table:formula="of:=[.D14]*10000/[.F14]" office:value-type="float" office:value="2.32394427486989" calcext:value-type="float">
            <text:p>2.32394427486989</text:p>
          </table:table-cell>
          <table:table-cell table:style-name="ce2" table:formula="of:=[.D14]*[.E14]" office:value-type="float" office:value="12.5771864155959" calcext:value-type="float">
            <text:p>12.5771864155959</text:p>
          </table:table-cell>
          <table:table-cell table:formula="of:=[.H14]*1.5" office:value-type="float" office:value="18.8657796233938" calcext:value-type="float">
            <text:p>18.8657796233938</text:p>
          </table:table-cell>
          <table:table-cell table:formula="of:=1000*[.H14]/[.F14]" office:value-type="float" office:value="3.14429660389896" calcext:value-type="float">
            <text:p>3.14429660389896</text:p>
          </table:table-cell>
          <table:table-cell table:formula="of:=TRIM([.C14])" office:value-type="string" office:string-value="MIA" calcext:value-type="string">
            <text:p>MIA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Jae Crowder <text:s text:c="5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911910256133227" calcext:value-type="float">
            <text:p>0.911910256133227</text:p>
          </table:table-cell>
          <table:table-cell office:value-type="float" office:value="27.55" calcext:value-type="float">
            <text:p>27.55</text:p>
          </table:table-cell>
          <table:table-cell office:value-type="float" office:value="5200" calcext:value-type="float">
            <text:p>5200</text:p>
          </table:table-cell>
          <table:table-cell table:formula="of:=[.D15]*10000/[.F15]" office:value-type="float" office:value="1.75367356948698" calcext:value-type="float">
            <text:p>1.75367356948698</text:p>
          </table:table-cell>
          <table:table-cell table:formula="of:=[.D15]*[.E15]" office:value-type="float" office:value="25.1231275564704" calcext:value-type="float">
            <text:p>25.1231275564704</text:p>
          </table:table-cell>
          <table:table-cell table:formula="of:=[.H15]*1.5" office:value-type="float" office:value="37.6846913347056" calcext:value-type="float">
            <text:p>37.6846913347056</text:p>
          </table:table-cell>
          <table:table-cell table:formula="of:=1000*[.H15]/[.F15]" office:value-type="float" office:value="4.83137068393662" calcext:value-type="float">
            <text:p>4.83137068393662</text:p>
          </table:table-cell>
          <table:table-cell table:formula="of:=TRIM([.C15])" office:value-type="string" office:string-value="MIA" calcext:value-type="string">
            <text:p>MIA</text:p>
          </table:table-cell>
          <table:table-cell office:value-type="float" office:value="15.83" calcext:value-type="float">
            <text:p>15.83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Tyler Herro <text:s text:c="5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836819789308532" calcext:value-type="float">
            <text:p>0.836819789308532</text:p>
          </table:table-cell>
          <table:table-cell office:value-type="float" office:value="28.7" calcext:value-type="float">
            <text:p>28.7</text:p>
          </table:table-cell>
          <table:table-cell office:value-type="float" office:value="6800" calcext:value-type="float">
            <text:p>6800</text:p>
          </table:table-cell>
          <table:table-cell table:formula="of:=[.D16]*10000/[.F16]" office:value-type="float" office:value="1.23061733721843" calcext:value-type="float">
            <text:p>1.23061733721843</text:p>
          </table:table-cell>
          <table:table-cell table:formula="of:=[.D16]*[.E16]" office:value-type="float" office:value="24.0167279531549" calcext:value-type="float">
            <text:p>24.0167279531549</text:p>
          </table:table-cell>
          <table:table-cell table:formula="of:=[.H16]*1.5" office:value-type="float" office:value="36.0250919297323" calcext:value-type="float">
            <text:p>36.0250919297323</text:p>
          </table:table-cell>
          <table:table-cell table:formula="of:=1000*[.H16]/[.F16]" office:value-type="float" office:value="3.53187175781689" calcext:value-type="float">
            <text:p>3.53187175781689</text:p>
          </table:table-cell>
          <table:table-cell table:formula="of:=TRIM([.C16])" office:value-type="string" office:string-value="MIA" calcext:value-type="string">
            <text:p>MIA</text:p>
          </table:table-cell>
          <table:table-cell office:value-type="float" office:value="21.93" calcext:value-type="float">
            <text:p>21.93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Duncan Robinson <text:s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767854945354334" calcext:value-type="float">
            <text:p>0.767854945354334</text:p>
          </table:table-cell>
          <table:table-cell office:value-type="float" office:value="27.35" calcext:value-type="float">
            <text:p>27.35</text:p>
          </table:table-cell>
          <table:table-cell office:value-type="float" office:value="6400" calcext:value-type="float">
            <text:p>6400</text:p>
          </table:table-cell>
          <table:table-cell table:formula="of:=[.D17]*10000/[.F17]" office:value-type="float" office:value="1.19977335211615" calcext:value-type="float">
            <text:p>1.19977335211615</text:p>
          </table:table-cell>
          <table:table-cell table:style-name="ce2" table:formula="of:=[.D17]*[.E17]" office:value-type="float" office:value="21.000832755441" calcext:value-type="float">
            <text:p>21.000832755441</text:p>
          </table:table-cell>
          <table:table-cell table:formula="of:=[.H17]*1.5" office:value-type="float" office:value="31.5012491331616" calcext:value-type="float">
            <text:p>31.5012491331616</text:p>
          </table:table-cell>
          <table:table-cell table:formula="of:=1000*[.H17]/[.F17]" office:value-type="float" office:value="3.28138011803766" calcext:value-type="float">
            <text:p>3.28138011803766</text:p>
          </table:table-cell>
          <table:table-cell table:formula="of:=TRIM([.C17])" office:value-type="string" office:string-value="MIA" calcext:value-type="string">
            <text:p>MIA</text:p>
          </table:table-cell>
          <table:table-cell office:value-type="float" office:value="21.22" calcext:value-type="float">
            <text:p>21.22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Derrick Jones <text:s text:c="3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757612557664894" calcext:value-type="float">
            <text:p>0.757612557664894</text:p>
          </table:table-cell>
          <table:table-cell office:value-type="float" office:value="9.23" calcext:value-type="float">
            <text:p>9.23</text:p>
          </table:table-cell>
          <table:table-cell office:value-type="float" office:value="3000" calcext:value-type="float">
            <text:p>3000</text:p>
          </table:table-cell>
          <table:table-cell table:formula="of:=[.D18]*10000/[.F18]" office:value-type="float" office:value="2.52537519221631" calcext:value-type="float">
            <text:p>2.52537519221631</text:p>
          </table:table-cell>
          <table:table-cell table:style-name="ce2" table:formula="of:=[.D18]*[.E18]" office:value-type="float" office:value="6.99276390724697" calcext:value-type="float">
            <text:p>6.99276390724697</text:p>
          </table:table-cell>
          <table:table-cell table:formula="of:=[.H18]*1.5" office:value-type="float" office:value="10.4891458608705" calcext:value-type="float">
            <text:p>10.4891458608705</text:p>
          </table:table-cell>
          <table:table-cell table:formula="of:=1000*[.H18]/[.F18]" office:value-type="float" office:value="2.33092130241566" calcext:value-type="float">
            <text:p>2.33092130241566</text:p>
          </table:table-cell>
          <table:table-cell table:formula="of:=TRIM([.C18])" office:value-type="string" office:string-value="MIA" calcext:value-type="string">
            <text:p>MIA</text:p>
          </table:table-cell>
          <table:table-cell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Andre Iguodala <text:s text:c="2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739469061856874" calcext:value-type="float">
            <text:p>0.739469061856874</text:p>
          </table:table-cell>
          <table:table-cell office:value-type="float" office:value="27.72" calcext:value-type="float">
            <text:p>27.72</text:p>
          </table:table-cell>
          <table:table-cell office:value-type="float" office:value="3600" calcext:value-type="float">
            <text:p>3600</text:p>
          </table:table-cell>
          <table:table-cell table:formula="of:=[.D19]*10000/[.F19]" office:value-type="float" office:value="2.0540807273802" calcext:value-type="float">
            <text:p>2.0540807273802</text:p>
          </table:table-cell>
          <table:table-cell table:formula="of:=[.D19]*[.E19]" office:value-type="float" office:value="20.4980823946725" calcext:value-type="float">
            <text:p>20.4980823946725</text:p>
          </table:table-cell>
          <table:table-cell table:formula="of:=[.H19]*1.5" office:value-type="float" office:value="30.7471235920088" calcext:value-type="float">
            <text:p>30.7471235920088</text:p>
          </table:table-cell>
          <table:table-cell table:formula="of:=1000*[.H19]/[.F19]" office:value-type="float" office:value="5.69391177629793" calcext:value-type="float">
            <text:p>5.69391177629793</text:p>
          </table:table-cell>
          <table:table-cell table:formula="of:=TRIM([.C19])" office:value-type="string" office:string-value="MIA" calcext:value-type="string">
            <text:p>MIA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2"/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7"/>
          <table:table-cell table:style-name="ce2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L19">
          <table:sort>
            <table:sort-by table:field-number="2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7:58:50.565557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8-24T18:06:32.934293829</dc:date>
    <meta:editing-duration>P1DT12H40M10S</meta:editing-duration>
    <meta:editing-cycles>15</meta:editing-cycles>
    <meta:generator>LibreOffice/6.3.5.2$Linux_X86_64 LibreOffice_project/30$Build-2</meta:generator>
    <meta:document-statistic meta:table-count="1" meta:cell-count="226" meta:object-count="0"/>
  </office:meta>
</office:document-meta>
</file>